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0.5389in" style:rel-column-width="4254*"/>
    </style:style>
    <style:style style:name="Table2.B" style:family="table-column">
      <style:table-column-properties style:column-width="1.5965in" style:rel-column-width="12605*"/>
    </style:style>
    <style:style style:name="Table2.C" style:family="table-column">
      <style:table-column-properties style:column-width="0.9486in" style:rel-column-width="7490*"/>
    </style:style>
    <style:style style:name="Table2.D" style:family="table-column">
      <style:table-column-properties style:column-width="1.9444in" style:rel-column-width="15352*"/>
    </style:style>
    <style:style style:name="Table2.E" style:family="table-column">
      <style:table-column-properties style:column-width="0.8882in" style:rel-column-width="7012*"/>
    </style:style>
    <style:style style:name="Table2.F" style:family="table-column">
      <style:table-column-properties style:column-width="2.384in" style:rel-column-width="188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9420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9420" officeooo:paragraph-rsid="004c942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c9420" officeooo:paragraph-rsid="004c942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c9420" officeooo:paragraph-rsid="00506ec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officeooo:rsid="00650b5b" officeooo:paragraph-rsid="0065f53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size="12pt" officeooo:rsid="006bd66d" officeooo:paragraph-rsid="006bd66d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2pt" officeooo:rsid="006d17a8" officeooo:paragraph-rsid="006d17a8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bd66d" officeooo:paragraph-rsid="006bd66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65f53c" style:font-size-asian="12pt" style:font-size-complex="12pt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65f53c" style:font-size-asian="12pt" style:font-size-complex="12pt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paragraph-rsid="006aae05" style:font-size-asian="12pt" style:font-size-complex="12pt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paragraph-rsid="006bd66d" style:font-size-asian="12pt" style:font-size-complex="12pt"/>
    </style:style>
    <style:style style:name="P14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paragraph-rsid="006bd66d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officeooo:rsid="00650b5b" officeooo:paragraph-rsid="0065f53c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65f53c" style:font-size-asian="12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65f53c" style:font-size-asian="12pt" style:font-size-complex="12pt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6bd66d" style:font-size-asian="12pt" style:font-size-complex="12pt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65f53c" style:font-size-asian="12pt" style:font-size-complex="12pt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65f53c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6f2da8" style:font-size-asian="12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0b5b" officeooo:paragraph-rsid="0065f53c" style:font-size-asian="12pt" style:font-weight-asian="bold" style:font-size-complex="12pt" style:font-weight-complex="bold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aae05" officeooo:paragraph-rsid="006aae05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c9420" officeooo:paragraph-rsid="004c9420" style:font-size-asian="12pt" style:font-weight-asian="bold" style:font-size-complex="12pt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aae05" officeooo:paragraph-rsid="006bd66d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aae05" officeooo:paragraph-rsid="006aae05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aae05" officeooo:paragraph-rsid="006bd66d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aae05" officeooo:paragraph-rsid="006bd66d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d66d" officeooo:paragraph-rsid="006bd66d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9420" officeooo:paragraph-rsid="006bd66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aae05" officeooo:paragraph-rsid="0065f53c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f2da8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f2da8" style:font-weight-asian="bold" style:font-weight-complex="bold"/>
    </style:style>
    <style:style style:name="T1" style:family="text">
      <style:text-properties style:text-line-through-style="none" style:text-line-through-type="none" fo:font-weight="normal" officeooo:rsid="005e6f5e" style:font-weight-asian="normal" style:font-weight-complex="normal"/>
    </style:style>
    <style:style style:name="T2" style:family="text">
      <style:text-properties style:text-line-through-style="none" style:text-line-through-type="none" fo:font-weight="normal" officeooo:rsid="006bd66d" style:font-weight-asian="normal" style:font-weight-complex="normal"/>
    </style:style>
    <style:style style:name="T3" style:family="text">
      <style:text-properties style:text-line-through-style="none" style:text-line-through-type="none" fo:font-weight="normal" officeooo:rsid="00650b5b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6637bd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6aae05" style:font-weight-asian="normal" style:font-weight-complex="normal"/>
    </style:style>
    <style:style style:name="T6" style:family="text">
      <style:text-properties style:text-line-through-style="none" style:text-line-through-type="none" fo:font-weight="bold" officeooo:rsid="0065f53c" style:font-weight-asian="bold" style:font-weight-complex="bold"/>
    </style:style>
    <style:style style:name="T7" style:family="text">
      <style:text-properties style:text-line-through-style="none" style:text-line-through-type="none" fo:font-weight="bold" officeooo:rsid="006aae05" style:font-weight-asian="bold" style:font-weight-complex="bold"/>
    </style:style>
    <style:style style:name="T8" style:family="text">
      <style:text-properties style:text-line-through-style="none" style:text-line-through-type="none" fo:font-weight="bold" officeooo:rsid="006bd66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58b01" style:font-weight-asian="bold" style:font-weight-complex="bold"/>
    </style:style>
    <style:style style:name="T11" style:family="text">
      <style:text-properties fo:font-weight="bold" officeooo:rsid="0049207d" style:font-weight-asian="bold" style:font-weight-complex="bold"/>
    </style:style>
    <style:style style:name="T12" style:family="text">
      <style:text-properties fo:font-weight="bold" officeooo:rsid="002fddd4" style:font-weight-asian="bold" style:font-weight-complex="bold"/>
    </style:style>
    <style:style style:name="T13" style:family="text">
      <style:text-properties fo:font-weight="bold" officeooo:rsid="00455015" style:font-weight-asian="bold" style:font-weight-complex="bold"/>
    </style:style>
    <style:style style:name="T14" style:family="text">
      <style:text-properties fo:font-weight="bold" officeooo:rsid="004c9420" style:font-weight-asian="bold" style:font-weight-complex="bold"/>
    </style:style>
    <style:style style:name="T15" style:family="text">
      <style:text-properties fo:font-weight="bold" officeooo:rsid="0066f867" style:font-weight-asian="bold" style:font-weight-complex="bold"/>
    </style:style>
    <style:style style:name="T16" style:family="text">
      <style:text-properties fo:font-weight="bold" officeooo:rsid="00650b5b" style:font-weight-asian="bold" style:font-weight-complex="bold"/>
    </style:style>
    <style:style style:name="T17" style:family="text">
      <style:text-properties fo:font-weight="bold" officeooo:rsid="006bd66d" style:font-weight-asian="bold" style:font-weight-complex="bold"/>
    </style:style>
    <style:style style:name="T18" style:family="text">
      <style:text-properties fo:font-weight="bold" officeooo:rsid="0065f53c" style:font-weight-asian="bold" style:font-weight-complex="bold"/>
    </style:style>
    <style:style style:name="T19" style:family="text">
      <style:text-properties fo:font-weight="bold" officeooo:rsid="006aae05" style:font-weight-asian="bold" style:font-weight-complex="bold"/>
    </style:style>
    <style:style style:name="T20" style:family="text">
      <style:text-properties fo:font-weight="bold" officeooo:rsid="00652b95" style:font-weight-asian="bold" style:font-weight-complex="bold"/>
    </style:style>
    <style:style style:name="T21" style:family="text">
      <style:text-properties fo:font-weight="bold" officeooo:rsid="0062cf90" style:font-weight-asian="bold" style:font-weight-complex="bold"/>
    </style:style>
    <style:style style:name="T22" style:family="text">
      <style:text-properties fo:font-weight="bold" officeooo:rsid="0067d2df" style:font-weight-asian="bold" style:font-weight-complex="bold"/>
    </style:style>
    <style:style style:name="T23" style:family="text">
      <style:text-properties officeooo:rsid="006bd66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6aae05" style:font-weight-asian="normal" style:font-weight-complex="normal"/>
    </style:style>
    <style:style style:name="T26" style:family="text">
      <style:text-properties fo:font-weight="normal" officeooo:rsid="005e6f5e" style:font-weight-asian="normal" style:font-weight-complex="normal"/>
    </style:style>
    <style:style style:name="T27" style:family="text">
      <style:text-properties fo:font-weight="normal" officeooo:rsid="0066f867" style:font-weight-asian="normal" style:font-weight-complex="normal"/>
    </style:style>
    <style:style style:name="T28" style:family="text">
      <style:text-properties fo:font-weight="normal" officeooo:rsid="00650b5b" style:font-weight-asian="normal" style:font-weight-complex="normal"/>
    </style:style>
    <style:style style:name="T29" style:family="text">
      <style:text-properties fo:font-weight="normal" officeooo:rsid="0065f53c" style:font-weight-asian="normal" style:font-weight-complex="normal"/>
    </style:style>
    <style:style style:name="T30" style:family="text">
      <style:text-properties fo:font-weight="normal" officeooo:rsid="00652b95" style:font-weight-asian="normal" style:font-weight-complex="normal"/>
    </style:style>
    <style:style style:name="T3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8in" fo:text-indent="-0.25in" fo:margin-left="0.54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8in" fo:text-indent="-0.25in" fo:margin-left="0.54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8in" fo:text-indent="-0.25in" fo:margin-left="0.54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8in" fo:text-indent="-0.25in" fo:margin-left="0.79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8in" fo:text-indent="-0.25in" fo:margin-left="1.04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8in" fo:text-indent="-0.25in" fo:margin-left="1.29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8in" fo:text-indent="-0.25in" fo:margin-left="1.54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8in" fo:text-indent="-0.25in" fo:margin-left="1.79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8in" fo:text-indent="-0.25in" fo:margin-left="2.04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8in" fo:text-indent="-0.25in" fo:margin-left="2.29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8in" fo:text-indent="-0.25in" fo:margin-left="2.54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8in" fo:text-indent="-0.25in" fo:margin-left="2.798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2">1<text:span text:style-name="T31">xx</text:span> - Controls</text:p>
          </table:table-cell>
          <table:table-cell table:style-name="Table1.B1" office:value-type="string">
            <text:p text:style-name="P33">2xx - Ground</text:p>
          </table:table-cell>
          <table:table-cell table:style-name="Table1.C1" office:value-type="string">
            <text:p text:style-name="P33">3xx - Flight</text:p>
          </table:table-cell>
          <table:table-cell table:style-name="Table1.B1" office:value-type="string">
            <text:p text:style-name="P33">4xx - A2A</text:p>
          </table:table-cell>
          <table:table-cell table:style-name="Table1.B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21"><text:span text:style-name="T10">3</text:span><text:span text:style-name="T11">0</text:span><text:span text:style-name="T10">2</text:span><text:span text:style-name="T12"> - </text:span><text:span text:style-name="T13">Flight - </text:span><text:span text:style-name="T14">Radios, Flight Director, Jettison</text:span></text:p>
      <text:p text:style-name="P1"/>
      <text:p text:style-name="P3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9">COM</text:p>
          </table:table-cell>
          <table:table-cell table:style-name="Table2.A1" office:value-type="string">
            <text:p text:style-name="P9">Radio model</text:p>
          </table:table-cell>
          <table:table-cell table:style-name="Table2.A1" office:value-type="string">
            <text:p text:style-name="P9">Freq band</text:p>
          </table:table-cell>
          <table:table-cell table:style-name="Table2.A1" office:value-type="string">
            <text:p text:style-name="P9">Freq range</text:p>
          </table:table-cell>
          <table:table-cell table:style-name="Table2.A1" office:value-type="string">
            <text:p text:style-name="P9">Freq step</text:p>
          </table:table-cell>
          <table:table-cell table:style-name="Table2.F1" office:value-type="string">
            <text:p text:style-name="P9">Notes</text:p>
          </table:table-cell>
        </table:table-row>
        <table:table-row>
          <table:table-cell table:style-name="Table2.A2" office:value-type="string">
            <text:p text:style-name="P7">COM1</text:p>
          </table:table-cell>
          <table:table-cell table:style-name="Table2.A2" office:value-type="string">
            <text:p text:style-name="P7">AN/ARC-150(V)2/HQ</text:p>
          </table:table-cell>
          <table:table-cell table:style-name="Table2.A2" office:value-type="string">
            <text:p text:style-name="P7">UHF-AM</text:p>
          </table:table-cell>
          <table:table-cell table:style-name="Table2.A2" office:value-type="string">
            <text:p text:style-name="P8">225.000 to 399.975 MHz</text:p>
          </table:table-cell>
          <table:table-cell table:style-name="Table2.A2" office:value-type="string">
            <text:p text:style-name="P8">25 kHz</text:p>
          </table:table-cell>
          <table:table-cell table:style-name="Table2.F2" office:value-type="string">
            <text:p text:style-name="P8"/>
          </table:table-cell>
        </table:table-row>
        <table:table-row>
          <table:table-cell table:style-name="Table2.A2" table:number-rows-spanned="5" office:value-type="string">
            <text:p text:style-name="P7">COM2</text:p>
          </table:table-cell>
          <table:table-cell table:style-name="Table2.A2" table:number-rows-spanned="5" office:value-type="string">
            <text:p text:style-name="P7">SRT-651/N</text:p>
          </table:table-cell>
          <table:table-cell table:style-name="Table2.A2" office:value-type="string">
            <text:p text:style-name="P7">VHF-FM</text:p>
          </table:table-cell>
          <table:table-cell table:style-name="Table2.A2" office:value-type="string">
            <text:p text:style-name="P7">30.000 to 87.975 MHz</text:p>
          </table:table-cell>
          <table:table-cell table:style-name="Table2.A2" office:value-type="string">
            <text:p text:style-name="P7">25 kHz</text:p>
          </table:table-cell>
          <table:table-cell table:style-name="Table2.F2" office:value-type="string">
            <text:p text:style-name="P8"/>
          </table:table-cell>
        </table:table-row>
        <table:table-row>
          <table:covered-table-cell table:style-name="Table2.A2"/>
          <table:covered-table-cell table:style-name="Table2.A2"/>
          <table:table-cell table:style-name="Table2.A2" office:value-type="string">
            <text:p text:style-name="P7">VHF-FM</text:p>
          </table:table-cell>
          <table:table-cell table:style-name="Table2.A2" office:value-type="string">
            <text:p text:style-name="P7">156.000 to 173.975</text:p>
          </table:table-cell>
          <table:table-cell table:style-name="Table2.A2" office:value-type="string">
            <text:p text:style-name="P7">25 kHz</text:p>
          </table:table-cell>
          <table:table-cell table:style-name="Table2.F2" office:value-type="string">
            <text:p text:style-name="P8"/>
          </table:table-cell>
        </table:table-row>
        <table:table-row>
          <table:covered-table-cell table:style-name="Table2.A2"/>
          <table:covered-table-cell table:style-name="Table2.A2"/>
          <table:table-cell table:style-name="Table2.A2" office:value-type="string">
            <text:p text:style-name="P7">VHF-AM</text:p>
          </table:table-cell>
          <table:table-cell table:style-name="Table2.A2" office:value-type="string">
            <text:p text:style-name="P7">108.000 to 155.975</text:p>
          </table:table-cell>
          <table:table-cell table:style-name="Table2.A2" office:value-type="string">
            <text:p text:style-name="P7">25 kHz</text:p>
          </table:table-cell>
          <table:table-cell table:style-name="Table2.F2" office:value-type="string">
            <text:p text:style-name="P8">See below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A2" office:value-type="string">
            <text:p text:style-name="P7">VHF-AM</text:p>
          </table:table-cell>
          <table:table-cell table:style-name="Table2.A2" office:value-type="string">
            <text:p text:style-name="P7">118.000 to 136.9917</text:p>
          </table:table-cell>
          <table:table-cell table:style-name="Table2.A2" office:value-type="string">
            <text:p text:style-name="P7">8.33 kHz</text:p>
          </table:table-cell>
          <table:table-cell table:style-name="Table2.F2" office:value-type="string">
            <text:p text:style-name="P8">Smaller steps in this sub-range</text:p>
          </table:table-cell>
        </table:table-row>
        <table:table-row>
          <table:covered-table-cell table:style-name="Table2.A2"/>
          <table:covered-table-cell table:style-name="Table2.A2"/>
          <table:table-cell table:style-name="Table2.A2" office:value-type="string">
            <text:p text:style-name="P7">UHF-AM/FM</text:p>
          </table:table-cell>
          <table:table-cell table:style-name="Table2.A2" office:value-type="string">
            <text:p text:style-name="P7">225.000 to 399.975</text:p>
          </table:table-cell>
          <table:table-cell table:style-name="Table2.A2" office:value-type="string">
            <text:p text:style-name="P7">25 kHz</text:p>
          </table:table-cell>
          <table:table-cell table:style-name="Table2.F2" office:value-type="string">
            <text:p text:style-name="P6"/>
          </table:table-cell>
        </table:table-row>
      </table:table>
      <text:list text:style-name="L1">
        <text:list-item>
          <text:p text:style-name="P10"><text:span text:style-name="T1">Change </text:span><text:span text:style-name="T2">transmitting</text:span><text:span text:style-name="T1"> radio with </text:span><text:span text:style-name="T2">COMM1/COMM2 knob on ICS panel (right console far forward)</text:span><text:span text:style-name="T1">.</text:span></text:p>
        </text:list-item>
      </text:list>
      <text:p text:style-name="P5"><text:span text:style-name="T25">COM1 </text:span><text:span text:style-name="T24">radio</text:span></text:p>
      <text:list xml:id="list1589744915" text:style-name="L2">
        <text:list-item>
          <text:p text:style-name="P15"><text:span text:style-name="T25">R</text:span><text:span text:style-name="T26">adio controls</text:span><text:span text:style-name="T25"> are on the left console, forward radio.</text:span></text:p>
        </text:list-item>
        <text:list-item>
          <text:p text:style-name="P16"><text:span text:style-name="T27">Power on by setting </text:span><text:span text:style-name="T15">Function Dial</text:span><text:span text:style-name="T27"> to </text:span><text:span text:style-name="T25">MAIN or BOTH.</text:span></text:p>
        </text:list-item>
        <text:list-item>
          <text:p text:style-name="P22">Using presets:</text:p>
        </text:list-item>
      </text:list>
      <text:list text:style-name="L3">
        <text:list-item>
          <text:list>
            <text:list-item>
              <text:p text:style-name="P17"><text:span text:style-name="T16">Mode </text:span><text:span text:style-name="T17">knob</text:span><text:span text:style-name="T28"> ... </text:span><text:span text:style-name="T18">P</text:span><text:span text:style-name="T19">RE</text:span></text:p>
            </text:list-item>
            <text:list-item>
              <text:p text:style-name="P18"><text:span text:style-name="T28">Change channel with </text:span><text:span text:style-name="T16">Channel knob</text:span><text:span text:style-name="T29"> (</text:span><text:span text:style-name="T25">just forward of frequency knobs</text:span><text:span text:style-name="T29">)</text:span><text:span text:style-name="T28">.</text:span></text:p>
              <text:list>
                <text:list-item>
                  <text:p text:style-name="P18"><text:span text:style-name="T25">Selected c</text:span><text:span text:style-name="T28">hannel is shown in </text:span><text:span text:style-name="T25">window to right of knob</text:span><text:span text:style-name="T28">, 2</text:span><text:span text:style-name="T25">0</text:span><text:span text:style-name="T28"> channels available.</text:span></text:p>
                </text:list-item>
                <text:list-item>
                  <text:p text:style-name="P25">Channel and associated frequency are shown on the display on the left upper instrument panel.</text:p>
                </text:list-item>
              </text:list>
            </text:list-item>
          </text:list>
        </text:list-item>
      </text:list>
      <text:list xml:id="list161822221351211" text:continue-list="list1589744915" text:style-name="L2">
        <text:list-item>
          <text:p text:style-name="P22">Manual frequency tuning:</text:p>
        </text:list-item>
      </text:list>
      <text:list text:style-name="L4">
        <text:list-item>
          <text:p text:style-name="P19"><text:span text:style-name="T16">Mode </text:span><text:span text:style-name="T17">knob</text:span><text:span text:style-name="T28"> ... </text:span><text:span text:style-name="T16">M</text:span><text:span text:style-name="T19">AN</text:span></text:p>
        </text:list-item>
        <text:list-item>
          <text:p text:style-name="P11"><text:span text:style-name="T3">Set frequency with </text:span><text:span text:style-name="T6">selector </text:span><text:span text:style-name="T7">knobs</text:span><text:span text:style-name="T4">.</text:span></text:p>
        </text:list-item>
      </text:list>
      <text:p text:style-name="P31">COM2 radio</text:p>
      <text:list xml:id="list1011621461" text:style-name="L5">
        <text:list-item>
          <text:p text:style-name="P12"><text:span text:style-name="T5">R</text:span><text:span text:style-name="T1">adio controls</text:span><text:span text:style-name="T5"> are on the left console, rear radio.</text:span></text:p>
        </text:list-item>
        <text:list-item>
          <text:p text:style-name="P20"><text:span text:style-name="T30">Power on by setting </text:span><text:span text:style-name="T19">Function knob</text:span><text:span text:style-name="T29"> </text:span><text:span text:style-name="T30">to </text:span><text:span text:style-name="T19">T/R</text:span><text:span text:style-name="T25"> or </text:span><text:span text:style-name="T19">TR+G</text:span></text:p>
        </text:list-item>
        <text:list-item>
          <text:p text:style-name="P23">Using presets:</text:p>
        </text:list-item>
      </text:list>
      <text:list text:style-name="L6">
        <text:list-item>
          <text:list>
            <text:list-item>
              <text:p text:style-name="P26"><text:span text:style-name="T9">Mode knob</text:span> ... <text:span text:style-name="T9">PRE</text:span></text:p>
            </text:list-item>
            <text:list-item>
              <text:p text:style-name="P27">Change channel with switches on right (inboard) side of panel.</text:p>
            </text:list-item>
          </text:list>
        </text:list-item>
      </text:list>
      <text:list xml:id="list161821883066691" text:continue-list="list1011621461" text:style-name="L5">
        <text:list-item>
          <text:list>
            <text:list-item>
              <text:list>
                <text:list-item>
                  <text:p text:style-name="P13"><text:span text:style-name="T5">Selected channel is shown in </text:span><text:span text:style-name="T2">display</text:span><text:span text:style-name="T5"> above switches</text:span><text:span text:style-name="T2">, 99 channels available.</text:span></text:p>
                </text:list-item>
                <text:list-item>
                  <text:p text:style-name="P28">Channel an<text:span text:style-name="T23">d associated frequency are shown on the display on the left upper instrument panel.</text:span></text:p>
                </text:list-item>
              </text:list>
            </text:list-item>
          </text:list>
        </text:list-item>
        <text:list-item>
          <text:p text:style-name="P20"><text:span text:style-name="T20">M</text:span><text:span text:style-name="T21">anual frequency tuning</text:span><text:span text:style-name="T22">:</text:span></text:p>
        </text:list-item>
      </text:list>
      <text:list text:style-name="L7">
        <text:list-item>
          <text:list>
            <text:list-item>
              <text:p text:style-name="P14"><text:span text:style-name="T7">Mode knob</text:span><text:span text:style-name="T5"> ...</text:span><text:span text:style-name="T2"> </text:span><text:span text:style-name="T8">MAN</text:span></text:p>
            </text:list-item>
            <text:list-item>
              <text:p text:style-name="P29">Set frequency with switches below frequency display.</text:p>
            </text:list-item>
          </text:list>
        </text:list-item>
      </text:list>
      <text:p text:style-name="P4"/>
      <text:p text:style-name="P3">Flight Director</text:p>
      <text:list text:style-name="L8">
        <text:list-item>
          <text:p text:style-name="P30">TODO<text:span text:style-name="T23"> (not currently implemented)</text:span></text:p>
        </text:list-item>
        <text:list-item>
          <text:p text:style-name="P30">NOTE: Flight Director is not an autopilot, it just provides steering indicators.</text:p>
        </text:list-item>
      </text:list>
      <text:p text:style-name="P2"/>
      <text:p text:style-name="P2"><text:span text:style-name="T9">Jettison</text:span> -- TO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53M55S</meta:editing-duration>
    <meta:editing-cycles>75</meta:editing-cycles>
    <meta:generator>LibreOffice/7.5.2.2$Windows_X86_64 LibreOffice_project/53bb9681a964705cf672590721dbc85eb4d0c3a2</meta:generator>
    <dc:date>2024-03-30T16:18:21.039000000</dc:date>
    <meta:document-statistic meta:table-count="2" meta:image-count="0" meta:object-count="0" meta:page-count="1" meta:paragraph-count="65" meta:word-count="297" meta:character-count="1617" meta:non-whitespace-character-count="1408"/>
  </office:meta>
</office:document-meta>
</file>